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410" officeooo:paragraph-rsid="00158410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58410" officeooo:paragraph-rsid="00158410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color="#b74743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view Questions: </text:p>
      <text:p text:style-name="P1">Describe a time when you had to work with a difficult team member. What actions did you take to resolve the situation to encourage the team's ongoing progress?<text:span text:style-name="T1">*</text:span></text:p>
      <text:p text:style-name="P1"><text:span text:style-name="T1">ANSWER: </text:span></text:p>
      <text:p text:style-name="Standard">I believe communication is key. I believe that respectfully communicating the difficulties in writing can help both parties come to an understanding. It's a delicate balance between assertiveness and empathy. If I'm ever perceived as the difficult teammate, I would wish my teammates first communicated the issues they were having with me so I can work to correct them.</text:p>
      <text:p text:style-name="Standard"/>
      <text:p text:style-name="P3">Describe an activity in which you took a leadership role. How did you lead and what did you do to overcome the challenges of leadership?<text:span text:style-name="T1">*</text:span></text:p>
      <text:p text:style-name="P2"><text:span text:style-name="T1">ANSWER</text:span></text:p>
      <text:p text:style-name="Standard">Leadership is a hard role to fill, but I believe that everyone should know how to lead themselves. First, one must make a plan. This includes expectations, goals, and a timeline. Second, leaders should be largely self sufficient, and help others that might be struggling. Third, leaders should maximize the skills of their teammates to achieve things that aren't possible alone. 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1:26:52.057012671</meta:creation-date>
    <dc:date>2024-01-29T21:31:08.846197670</dc:date>
    <meta:editing-duration>PT4M17S</meta:editing-duration>
    <meta:editing-cycles>1</meta:editing-cycles>
    <meta:document-statistic meta:table-count="0" meta:image-count="0" meta:object-count="0" meta:page-count="1" meta:paragraph-count="7" meta:word-count="177" meta:character-count="1080" meta:non-whitespace-character-count="907"/>
    <meta:generator>LibreOffice/7.6.4.1$Linux_X86_64 LibreOffice_project/60$Build-1</meta:generator>
  </office:meta>
</office:document-meta>
</file>